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 6 Testing Questionaire</text:p>
      <text:p text:style-name="Standard"/>
      <text:p text:style-name="Standard">Q1: How well did <text:s/>the game run on your machine? Any framerate issues?</text:p>
      <text:p text:style-name="Standard"/>
      <text:p text:style-name="Standard">Q2: Were you able to work out the hunting mechanic without assistance?</text:p>
      <text:p text:style-name="Standard"/>
      <text:p text:style-name="Standard">Q3: Were you able to successfully hunt any dinosaurs? If so, which ones, and how? Which weapons and armour did you use and how many hunters did you send?</text:p>
      <text:p text:style-name="Standard"/>
      <text:p text:style-name="Standard">Q4: Were you able to construct any buildings without assistance?</text:p>
      <text:p text:style-name="Standard"/>
      <text:p text:style-name="Standard">Q5: Was it clear what each of the buildings did and how to use them?</text:p>
      <text:p text:style-name="Standard"/>
      <text:p text:style-name="Standard">Q6: Did you encounter any bugs while playing? If so, what were they and what lead to them occuring? </text:p>
      <text:p text:style-name="Standard"/>
      <text:p text:style-name="Standard">Q7: Did you enjoy the game? If so, which aspects?</text:p>
      <text:p text:style-name="Standard"/>
      <text:p text:style-name="Standard">Q8: Was there anything you didn't enjoy? If so, which aspects?</text:p>
      <text:p text:style-name="Standard"/>
      <text:p text:style-name="Standard">Q9: Was there anything you couldn't understand? If so, what?</text:p>
      <text:p text:style-name="Standard"/>
      <text:p text:style-name="Standard">Q10: How long did you play for?</text:p>
      <text:p text:style-name="Standard"/>
      <text:p text:style-name="Standard">Q11: Anything else to add relating to the game that doesn't fit in the categories abov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9S</meta:editing-duration>
    <meta:editing-cycles>6</meta:editing-cycles>
    <meta:generator>OpenOffice/4.1.0$Win32 OpenOffice.org_project/410m18$Build-9764</meta:generator>
    <dc:date>2018-03-20T14:33:03.82</dc:date>
    <dc:creator>Douglas Simpson</dc:creator>
    <meta:document-statistic meta:table-count="0" meta:image-count="0" meta:object-count="0" meta:page-count="1" meta:paragraph-count="12" meta:word-count="156" meta:character-count="842"/>
    <meta:user-defined meta:name="Info 1"/>
    <meta:user-defined meta:name="Info 2"/>
    <meta:user-defined meta:name="Info 3"/>
    <meta:user-defined meta:name="Info 4"/>
  </office:meta>
</office:document-meta>
</file>